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4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7.C3" style:family="table-cell">
      <style:table-cell-properties fo:padding="0.097cm" fo:border-left="0.002cm solid #000000" fo:border-right="none" fo:border-top="none" fo:border-bottom="0.002cm solid #000000"/>
    </style:style>
    <style:style style:name="Tabla2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2cm" style:rel-column-width="1034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6cm" style:rel-column-width="2129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" style:family="table">
      <style:table-properties style:width="12.472cm" fo:margin-left="0cm" fo:margin-right="0.377cm" table:align="margins"/>
    </style:style>
    <style:style style:name="Tabla189.A" style:family="table-column">
      <style:table-column-properties style:column-width="1.974cm" style:rel-column-width="10371*"/>
    </style:style>
    <style:style style:name="Tabla189.B" style:family="table-column">
      <style:table-column-properties style:column-width="2.494cm" style:rel-column-width="13105*"/>
    </style:style>
    <style:style style:name="Tabla189.C" style:family="table-column">
      <style:table-column-properties style:column-width="3.969cm" style:rel-column-width="20853*"/>
    </style:style>
    <style:style style:name="Tabla189.D" style:family="table-column">
      <style:table-column-properties style:column-width="4.036cm" style:rel-column-width="21206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.C3" style:family="table-cell">
      <style:table-cell-properties fo:padding="0.097cm" fo:border-left="0.002cm solid #000000" fo:border-right="none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4cm" style:rel-column-width="1035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59cm" style:rel-column-width="2128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4cm" style:rel-column-width="1035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59cm" style:rel-column-width="2128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2cm" style:rel-column-width="1034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6cm" style:rel-column-width="2129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7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2.C3" style:family="table-cell">
      <style:table-cell-properties fo:padding="0.097cm" fo:border-left="0.002cm solid #000000" fo:border-right="none" fo:border-top="none" fo:border-bottom="0.002cm solid #000000"/>
    </style:style>
    <style:style style:name="Tabla27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2cm" style:rel-column-width="1034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6cm" style:rel-column-width="2129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C2" style:family="table-cell">
      <style:table-cell-properties fo:padding="0.097cm" fo:border-left="0.002cm solid #000000" fo:border-right="none" fo:border-top="none" fo:border-bottom="0.002cm solid #000000"/>
    </style:style>
    <style:style style:name="Tabla3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6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0" style:family="paragraph" style:parent-style-name="Standard">
      <style:paragraph-properties fo:line-height="100%" fo:break-before="page"/>
    </style:style>
    <style:style style:name="P81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2" style:family="paragraph" style:parent-style-name="Standard">
      <style:paragraph-properties fo:line-height="100%" fo:break-before="page"/>
      <style:text-properties style:font-name="Arial"/>
    </style:style>
    <style:style style:name="P83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5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168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70" style:family="paragraph" style:parent-style-name="Table_20_Contents">
      <style:paragraph-properties fo:line-height="100%"/>
      <style:text-properties style:font-name-asian="Arial" style:font-size-asian="10pt"/>
    </style:style>
    <style:style style:name="P171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2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8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2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8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5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200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1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2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3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4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5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6" style:family="paragraph" style:parent-style-name="Table_20_Contents">
      <style:paragraph-properties fo:line-height="100%"/>
    </style:style>
    <style:style style:name="P207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3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4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5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8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1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2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21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22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24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25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6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7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8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9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0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1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7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8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9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0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1" style:family="paragraph" style:parent-style-name="Standard">
      <style:paragraph-properties fo:line-height="100%" fo:text-align="center" style:justify-single-word="false"/>
    </style:style>
    <style:style style:name="P242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73">VERBOS (REGULARES)</text:p>
      <text:p text:style-name="P68"/>
      <text:p text:style-name="P1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120">当</text:p>
          </table:table-cell>
          <table:table-cell table:style-name="Tabla215.A1" table:number-rows-spanned="2" office:value-type="string">
            <text:p text:style-name="P156">あ</text:p>
          </table:table-cell>
          <table:table-cell table:style-name="Tabla215.A1" office:value-type="string">
            <text:p text:style-name="P106"><text:ruby text:style-name="Ru1"><text:ruby-base><text:span text:style-name="T64">当</text:span></text:ruby-base><text:ruby-text>あ</text:ruby-text></text:ruby><text:span text:style-name="T64">てる</text:span> <text:s text:c="12"/>acertar</text:p>
          </table:table-cell>
          <table:table-cell table:style-name="Tabla215.D1" office:value-type="string">
            <text:p text:style-name="P183"><text:ruby text:style-name="Ru1"><text:ruby-base><text:span text:style-name="T64">当</text:span></text:ruby-base><text:ruby-text>あ</text:ruby-text></text:ruby><text:span text:style-name="T64">たる</text:span> <text:s text:c="5"/>ser acertado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106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</text:span> <text:s text:c="4"/></text:p>
            <text:p text:style-name="P106"><text:s text:c="7"/>tratamiento médico</text:p>
          </table:table-cell>
          <table:table-cell table:style-name="Tabla215.D2" office:value-type="string">
            <text:p text:style-name="P183"/>
          </table:table-cell>
        </table:table-row>
        <table:table-row>
          <table:covered-table-cell/>
          <table:table-cell table:style-name="Tabla215.C2" office:value-type="string">
            <text:p text:style-name="P157">トウ</text:p>
          </table:table-cell>
          <table:table-cell table:style-name="Tabla215.C3" office:value-type="string">
            <text:p text:style-name="P140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12"/>realmente</text:p>
          </table:table-cell>
          <table:table-cell table:style-name="Tabla215.D3" office:value-type="string">
            <text:p text:style-name="P188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 text:c="3"/>estar de servicio</text:p>
          </table:table-cell>
        </table:table-row>
      </table:table>
      <text:p text:style-name="P1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office:value-type="string">
            <text:p text:style-name="P120">落</text:p>
          </table:table-cell>
          <table:table-cell table:style-name="Tabla428.A1" office:value-type="string">
            <text:p text:style-name="P156">お</text:p>
          </table:table-cell>
          <table:table-cell table:style-name="Tabla428.A1" office:value-type="string">
            <text:p text:style-name="P106"><text:ruby text:style-name="Ru1"><text:ruby-base><text:span text:style-name="T64">落</text:span></text:ruby-base><text:ruby-text>お</text:ruby-text></text:ruby><text:span text:style-name="T64">ちる</text:span> <text:s text:c="2"/></text:p>
            <text:p text:style-name="P106"><text:s text:c="2"/>caer suelo, suspender</text:p>
          </table:table-cell>
          <table:table-cell table:style-name="Tabla428.D1" office:value-type="string">
            <text:p text:style-name="P138"><text:s text:c="10"/></text:p>
          </table:table-cell>
        </table:table-row>
      </table:table>
      <text:p text:style-name="P68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120">取</text:p>
          </table:table-cell>
          <table:table-cell table:style-name="Tabla350.A1" office:value-type="string">
            <text:p text:style-name="P156">と</text:p>
          </table:table-cell>
          <table:table-cell table:style-name="Tabla350.A1" office:value-type="string">
            <text:p text:style-name="P106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138"/>
          </table:table-cell>
        </table:table-row>
      </table:table>
      <text:p text:style-name="P67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120">集</text:p>
          </table:table-cell>
          <table:table-cell table:style-name="Tabla276.A1" office:value-type="string">
            <text:p text:style-name="P156">あつ</text:p>
          </table:table-cell>
          <table:table-cell table:style-name="Tabla276.A1" office:value-type="string">
            <text:p text:style-name="P106"><text:ruby text:style-name="Ru1"><text:ruby-base><text:span text:style-name="T64">集</text:span></text:ruby-base><text:ruby-text>あつ</text:ruby-text></text:ruby><text:span text:style-name="T64">める</text:span> <text:s text:c="5"/></text:p>
            <text:p text:style-name="P106"><text:s text:c="13"/>juntar personas</text:p>
          </table:table-cell>
          <table:table-cell table:style-name="Tabla276.D1" office:value-type="string">
            <text:p text:style-name="P138"><text:ruby text:style-name="Ru1"><text:ruby-base><text:span text:style-name="T64">集</text:span></text:ruby-base><text:ruby-text>あつ</text:ruby-text></text:ruby><text:span text:style-name="T64">まる</text:span> <text:s text:c="12"/>juntarse</text:p>
          </table:table-cell>
        </table:table-row>
      </table:table>
      <text:p text:style-name="P67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120">始</text:p>
          </table:table-cell>
          <table:table-cell table:style-name="Tabla199.A1" office:value-type="string">
            <text:p text:style-name="P156">はじ</text:p>
          </table:table-cell>
          <table:table-cell table:style-name="Tabla199.A1" office:value-type="string">
            <text:p text:style-name="P106"><text:ruby text:style-name="Ru1"><text:ruby-base><text:span text:style-name="T64">始</text:span></text:ruby-base><text:ruby-text>はじ</text:ruby-text></text:ruby><text:span text:style-name="T64">める</text:span> <text:s text:c="8"/>comenzar</text:p>
          </table:table-cell>
          <table:table-cell table:style-name="Tabla199.D1" office:value-type="string">
            <text:p text:style-name="P138"><text:ruby text:style-name="Ru1"><text:ruby-base><text:span text:style-name="T66">始</text:span></text:ruby-base><text:ruby-text>はじ</text:ruby-text></text:ruby><text:span text:style-name="T66">まる</text:span><text:span text:style-name="T4"> <text:s text:c="5"/>comenzarse</text:span></text:p>
          </table:table-cell>
        </table:table-row>
        <table:table-row>
          <table:covered-table-cell/>
          <table:table-cell table:style-name="Tabla199.B2" office:value-type="string">
            <text:p text:style-name="P157">シ</text:p>
          </table:table-cell>
          <table:table-cell table:style-name="Tabla199.C2" office:value-type="string">
            <text:p text:style-name="P140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3"/>comenzar <text:s text:c="5"/></text:p>
          </table:table-cell>
          <table:table-cell table:style-name="Tabla199.D2" office:value-type="string">
            <text:p text:style-name="P172"/>
          </table:table-cell>
        </table:table-row>
      </table:table>
      <text:p text:style-name="P67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120">食</text:p>
          </table:table-cell>
          <table:table-cell table:style-name="Tabla201.A1" office:value-type="string">
            <text:p text:style-name="P156">た</text:p>
          </table:table-cell>
          <table:table-cell table:style-name="Tabla201.A1" office:value-type="string">
            <text:p text:style-name="P106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201.D1" office:value-type="string">
            <text:p text:style-name="P138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57">ショク</text:p>
          </table:table-cell>
          <table:table-cell table:style-name="Tabla201.C2" office:value-type="string">
            <text:p text:style-name="P140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201.D2" office:value-type="string">
            <text:p text:style-name="P140"><text:ruby text:style-name="Ru1"><text:ruby-base><text:span text:style-name="T64">食</text:span></text:ruby-base><text:ruby-text>しょく</text:ruby-text></text:ruby><text:span text:style-name="T64">どう</text:span> <text:s text:c="9"/>comedor<text:span text:style-name="T5">　 <text:s text:c="5"/></text:span>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27"/>
      <text:p text:style-name="P27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120">走</text:p>
          </table:table-cell>
          <table:table-cell table:style-name="Tabla211.A1" office:value-type="string">
            <text:p text:style-name="P156">はし</text:p>
          </table:table-cell>
          <table:table-cell table:style-name="Tabla211.A1" office:value-type="string">
            <text:p text:style-name="P106"><text:ruby text:style-name="Ru1"><text:ruby-base><text:span text:style-name="T64">走</text:span></text:ruby-base><text:ruby-text>はし</text:ruby-text></text:ruby><text:span text:style-name="T64">る</text:span> <text:s text:c="19"/>correr</text:p>
          </table:table-cell>
          <table:table-cell table:style-name="Tabla211.D1" office:value-type="string">
            <text:p text:style-name="P138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56">ソウ</text:p>
          </table:table-cell>
          <table:table-cell table:style-name="Tabla211.B2" office:value-type="string">
            <text:p text:style-name="P106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 <text:s text:c="14"/>recorrido</text:p>
          </table:table-cell>
          <table:table-cell table:style-name="Tabla211.D2" office:value-type="string">
            <text:p text:style-name="P138"/>
          </table:table-cell>
        </table:table-row>
      </table:table>
      <text:p text:style-name="P67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120">切</text:p>
          </table:table-cell>
          <table:table-cell table:style-name="Tabla328.A1" office:value-type="string">
            <text:p text:style-name="P156">き</text:p>
          </table:table-cell>
          <table:table-cell table:style-name="Tabla328.A1" office:value-type="string">
            <text:p text:style-name="P106"><text:ruby text:style-name="Ru1"><text:ruby-base><text:span text:style-name="T64">切</text:span></text:ruby-base><text:ruby-text>き</text:ruby-text></text:ruby><text:span text:style-name="T64">る</text:span> <text:s text:c="19"/>cortar</text:p>
          </table:table-cell>
          <table:table-cell table:style-name="Tabla328.D1" office:value-type="string">
            <text:p text:style-name="P142"><text:ruby text:style-name="Ru1"><text:ruby-base><text:span text:style-name="T84">切</text:span></text:ruby-base><text:ruby-text>き</text:ruby-text></text:ruby><text:span text:style-name="T84">れ</text:span><text:ruby text:style-name="Ru1"><text:ruby-base><text:span text:style-name="T84">間</text:span></text:ruby-base><text:ruby-text>ま</text:ruby-text></text:ruby> <text:s text:c="16"/>grieta</text:p>
          </table:table-cell>
        </table:table-row>
        <table:table-row>
          <table:covered-table-cell/>
          <table:table-cell table:style-name="Tabla328.B2" office:value-type="string">
            <text:p text:style-name="P157">きっ</text:p>
          </table:table-cell>
          <table:table-cell table:style-name="Tabla328.C2" office:value-type="string">
            <text:p text:style-name="P106"><text:ruby text:style-name="Ru1"><text:ruby-base><text:span text:style-name="T12">切</text:span></text:ruby-base><text:ruby-text>きっ</text:ruby-text></text:ruby><text:span text:style-name="T64">ぷ</text:span> <text:s text:c="19"/>ticket</text:p>
          </table:table-cell>
          <table:table-cell table:style-name="Tabla328.D2" office:value-type="string">
            <text:p text:style-name="P142"><text:ruby text:style-name="Ru1"><text:ruby-base><text:span text:style-name="T9">切</text:span></text:ruby-base><text:ruby-text>きっ</text:ruby-text></text:ruby><text:ruby text:style-name="Ru1"><text:ruby-base><text:span text:style-name="T64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B2" office:value-type="string">
            <text:p text:style-name="P157">セツ</text:p>
          </table:table-cell>
          <table:table-cell table:style-name="Tabla328.C2" office:value-type="string">
            <text:p text:style-name="P140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</text:span> <text:s text:c="7"/>importante</text:p>
          </table:table-cell>
          <table:table-cell table:style-name="Tabla328.D2" office:value-type="string">
            <text:p text:style-name="P140"/>
          </table:table-cell>
        </table:table-row>
      </table:table>
      <text:p text:style-name="P27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120">決</text:p>
          </table:table-cell>
          <table:table-cell table:style-name="Tabla190.A1" office:value-type="string">
            <text:p text:style-name="P156">き</text:p>
          </table:table-cell>
          <table:table-cell table:style-name="Tabla190.A1" office:value-type="string">
            <text:p text:style-name="P106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190.D1" office:value-type="string">
            <text:p text:style-name="P138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56">ケツ</text:p>
          </table:table-cell>
          <table:table-cell table:style-name="Tabla190.B2" office:value-type="string">
            <text:p text:style-name="P106"><text:ruby text:style-name="Ru1"><text:ruby-base><text:span text:style-name="T64">多</text:span></text:ruby-base><text:ruby-text>た</text:ruby-text></text:ruby><text:ruby text:style-name="Ru1"><text:ruby-base><text:span text:style-name="T64">数</text:span></text:ruby-base><text:ruby-text>すう</text:ruby-text></text:ruby><text:ruby text:style-name="Ru1"><text:ruby-base><text:span text:style-name="T64">決</text:span></text:ruby-base><text:ruby-text>けつ</text:ruby-text></text:ruby> <text:s text:c="13"/><text:span text:style-name="T106">¿?</text:span></text:p>
          </table:table-cell>
          <table:table-cell table:style-name="Tabla190.D2" office:value-type="string">
            <text:p text:style-name="P138"><text:s text:c="10"/></text:p>
          </table:table-cell>
        </table:table-row>
      </table:table>
      <text:p text:style-name="P67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15">起</text:p>
          </table:table-cell>
          <table:table-cell table:style-name="Tabla388.A1" office:value-type="string">
            <text:p text:style-name="P126">お</text:p>
          </table:table-cell>
          <table:table-cell table:style-name="Tabla388.C1" office:value-type="string">
            <text:p text:style-name="P110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388.D1" office:value-type="string">
            <text:p text:style-name="P110"/>
          </table:table-cell>
        </table:table-row>
        <table:table-row>
          <table:covered-table-cell/>
          <table:table-cell table:style-name="Tabla388.B2" office:value-type="string">
            <text:p text:style-name="P126">キ</text:p>
          </table:table-cell>
          <table:table-cell table:style-name="Tabla388.C2" office:value-type="string">
            <text:p text:style-name="P110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110"/>
          </table:table-cell>
        </table:table-row>
      </table:table>
      <text:p text:style-name="P1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120">教</text:p>
          </table:table-cell>
          <table:table-cell table:style-name="Tabla149.A1" office:value-type="string">
            <text:p text:style-name="P156">おし</text:p>
          </table:table-cell>
          <table:table-cell table:style-name="Tabla149.A1" office:value-type="string">
            <text:p text:style-name="P106"><text:ruby text:style-name="Ru1"><text:ruby-base><text:span text:style-name="T64">教</text:span></text:ruby-base><text:ruby-text>おし</text:ruby-text></text:ruby><text:span text:style-name="T64">える</text:span> <text:s text:c="10"/></text:p>
            <text:p text:style-name="P106"><text:s text:c="11"/>enseñar, mostrar</text:p>
          </table:table-cell>
          <table:table-cell table:style-name="Tabla149.D1" office:value-type="string">
            <text:p text:style-name="P138"/>
          </table:table-cell>
        </table:table-row>
        <table:table-row>
          <table:covered-table-cell/>
          <table:table-cell table:style-name="Tabla149.B2" office:value-type="string">
            <text:p text:style-name="P156">おそ</text:p>
          </table:table-cell>
          <table:table-cell table:style-name="Tabla149.B2" office:value-type="string">
            <text:p text:style-name="P106"><text:ruby text:style-name="Ru1"><text:ruby-base><text:span text:style-name="T64">教</text:span></text:ruby-base><text:ruby-text>おそ</text:ruby-text></text:ruby><text:span text:style-name="T64">わる</text:span> <text:s text:c="2"/>ser enseñado</text:p>
          </table:table-cell>
          <table:table-cell table:style-name="Tabla149.D2" office:value-type="string">
            <text:p text:style-name="P138"/>
          </table:table-cell>
        </table:table-row>
        <table:table-row>
          <table:covered-table-cell/>
          <table:table-cell table:style-name="Tabla149.B2" office:value-type="string">
            <text:p text:style-name="P157">キョウ</text:p>
          </table:table-cell>
          <table:table-cell table:style-name="Tabla149.C3" office:value-type="string">
            <text:p text:style-name="P106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9"/>asignatura</text:p>
          </table:table-cell>
          <table:table-cell table:style-name="Tabla149.D2" office:value-type="string">
            <text:p text:style-name="P188"><text:ruby text:style-name="Ru2"><text:ruby-base><text:span text:style-name="T64">教</text:span></text:ruby-base><text:ruby-text>きょう</text:ruby-text></text:ruby><text:span text:style-name="T64">し</text:span>　 <text:s text:c="11"/>maestro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14">入</text:p>
          </table:table-cell>
          <table:table-cell table:style-name="Tabla180.A1" office:value-type="string">
            <text:p text:style-name="P126">はい</text:p>
          </table:table-cell>
          <table:table-cell table:style-name="Tabla180.C1" office:value-type="string">
            <text:p text:style-name="P110"><text:ruby text:style-name="Ru1"><text:ruby-base><text:span text:style-name="T64">入</text:span></text:ruby-base><text:ruby-text>はい</text:ruby-text></text:ruby><text:span text:style-name="T64">る</text:span> <text:s text:c="19"/>entrar</text:p>
          </table:table-cell>
          <table:table-cell table:style-name="Tabla180.D1" office:value-type="string">
            <text:p text:style-name="P110"/>
          </table:table-cell>
        </table:table-row>
        <table:table-row>
          <table:covered-table-cell/>
          <table:table-cell table:style-name="Tabla180.B2" office:value-type="string">
            <text:p text:style-name="P126">い</text:p>
          </table:table-cell>
          <table:table-cell table:style-name="Tabla180.C2" office:value-type="string">
            <text:p text:style-name="P110"><text:ruby text:style-name="Ru1"><text:ruby-base><text:span text:style-name="T64">入</text:span></text:ruby-base><text:ruby-text>い</text:ruby-text></text:ruby><text:span text:style-name="T64">れる</text:span>　 <text:s text:c="11"/>meter</text:p>
          </table:table-cell>
          <table:table-cell table:style-name="Tabla180.D2" office:value-type="string">
            <text:p text:style-name="P110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126">ニュウ</text:p>
          </table:table-cell>
          <table:table-cell table:style-name="Tabla180.C2" office:value-type="string">
            <text:p text:style-name="P110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 <text:s text:c="3"/></text:p>
            <text:p text:style-name="P110"><text:s text:c="8"/>entrar a la escuela</text:p>
          </table:table-cell>
          <table:table-cell table:style-name="Tabla180.D2" office:value-type="string">
            <text:p text:style-name="P110"><text:ruby text:style-name="Ru1"><text:ruby-base><text:span text:style-name="T64">入</text:span></text:ruby-base><text:ruby-text>にゅう</text:ruby-text></text:ruby><text:ruby text:style-name="Ru1"><text:ruby-base><text:span text:style-name="T64">院</text:span></text:ruby-base><text:ruby-text>いん</text:ruby-text></text:ruby> <text:s text:c="3"/></text:p>
            <text:p text:style-name="P110"><text:s text:c="4"/>ingresar en el hospital</text:p>
          </table:table-cell>
        </table:table-row>
      </table:table>
      <text:p text:style-name="P68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120">送</text:p>
          </table:table-cell>
          <table:table-cell table:style-name="Tabla335.A1" office:value-type="string">
            <text:p text:style-name="P156">おく</text:p>
          </table:table-cell>
          <table:table-cell table:style-name="Tabla335.A1" office:value-type="string">
            <text:p text:style-name="P106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138"><text:s text:c="10"/></text:p>
          </table:table-cell>
        </table:table-row>
      </table:table>
      <text:p text:style-name="P67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120">登</text:p>
          </table:table-cell>
          <table:table-cell table:style-name="Tabla384.A1" office:value-type="string">
            <text:p text:style-name="P156">のぼ</text:p>
          </table:table-cell>
          <table:table-cell table:style-name="Tabla384.A1" office:value-type="string">
            <text:p text:style-name="P106"><text:ruby text:style-name="Ru1"><text:ruby-base><text:span text:style-name="T64">登</text:span></text:ruby-base><text:ruby-text>のぼ</text:ruby-text></text:ruby><text:span text:style-name="T64">る</text:span> <text:s text:c="16"/>escalar</text:p>
          </table:table-cell>
          <table:table-cell table:style-name="Tabla384.D1" office:value-type="string">
            <text:p text:style-name="P138"/>
          </table:table-cell>
        </table:table-row>
        <table:table-row>
          <table:covered-table-cell/>
          <table:table-cell table:style-name="Tabla384.B2" office:value-type="string">
            <text:p text:style-name="P156">トウ</text:p>
          </table:table-cell>
          <table:table-cell table:style-name="Tabla384.B2" office:value-type="string">
            <text:p text:style-name="P106"><text:ruby text:style-name="Ru1"><text:ruby-base><text:span text:style-name="T64">登</text:span></text:ruby-base><text:ruby-text>とう</text:ruby-text></text:ruby><text:ruby text:style-name="Ru1"><text:ruby-base><text:span text:style-name="T64">校</text:span></text:ruby-base><text:ruby-text>こう</text:ruby-text></text:ruby> <text:s text:c="17"/>¿?</text:p>
          </table:table-cell>
          <table:table-cell table:style-name="Tabla384.D2" office:value-type="string">
            <text:p text:style-name="P138"/>
          </table:table-cell>
        </table:table-row>
      </table:table>
      <text:p text:style-name="P69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120">定</text:p>
          </table:table-cell>
          <table:table-cell table:style-name="Tabla372.A1" office:value-type="string">
            <text:p text:style-name="P156">さだ</text:p>
          </table:table-cell>
          <table:table-cell table:style-name="Tabla372.A1" office:value-type="string">
            <text:p text:style-name="P106"><text:ruby text:style-name="Ru1"><text:ruby-base><text:span text:style-name="T64">定</text:span></text:ruby-base><text:ruby-text>さだ</text:ruby-text></text:ruby><text:span text:style-name="T64">める</text:span> <text:s text:c="5"/></text:p>
            <text:p text:style-name="P106"><text:s text:c="5"/>establecer una regla</text:p>
          </table:table-cell>
          <table:table-cell table:style-name="Tabla372.D1" office:value-type="string">
            <text:p text:style-name="P138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57">テイ</text:p>
          </table:table-cell>
          <table:table-cell table:style-name="Tabla372.C2" office:value-type="string">
            <text:p text:style-name="P140"/>
          </table:table-cell>
          <table:table-cell table:style-name="Tabla372.D2" office:value-type="string">
            <text:p text:style-name="P140"/>
          </table:table-cell>
        </table:table-row>
      </table:table>
      <text:p text:style-name="P4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120">勉</text:p>
          </table:table-cell>
          <table:table-cell table:style-name="Tabla413.A1" office:value-type="string">
            <text:p text:style-name="P156">ベン</text:p>
          </table:table-cell>
          <table:table-cell table:style-name="Tabla413.A1" office:value-type="string">
            <text:p text:style-name="P141"><text:ruby text:style-name="Ru1"><text:ruby-base><text:span text:style-name="T64">勉</text:span></text:ruby-base><text:ruby-text>べん</text:ruby-text></text:ruby><text:ruby text:style-name="Ru1"><text:ruby-base><text:span text:style-name="T100">強</text:span></text:ruby-base><text:ruby-text>きょう</text:ruby-text></text:ruby><text:span text:style-name="T64">する</text:span> <text:s text:c="4"/>estudiar</text:p>
          </table:table-cell>
          <table:table-cell table:style-name="Tabla413.D1" office:value-type="string">
            <text:p text:style-name="P138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56">つと</text:p>
          </table:table-cell>
          <table:table-cell table:style-name="Tabla413.C2" office:value-type="string">
            <text:p text:style-name="P142"><text:ruby text:style-name="Ru1"><text:ruby-base><text:span text:style-name="T64">勉</text:span></text:ruby-base><text:ruby-text>つと</text:ruby-text></text:ruby><text:span text:style-name="T64">める</text:span> <text:s text:c="7"/>esforzarse</text:p>
          </table:table-cell>
          <table:table-cell table:style-name="Tabla413.D2" office:value-type="string">
            <text:p text:style-name="P13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5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table:number-rows-spanned="2" office:value-type="string">
            <text:p text:style-name="P120">流</text:p>
          </table:table-cell>
          <table:table-cell table:style-name="Tabla429.A1" office:value-type="string">
            <text:p text:style-name="P126">なが</text:p>
          </table:table-cell>
          <table:table-cell table:style-name="Tabla429.A1" office:value-type="string">
            <text:p text:style-name="P138"><text:ruby text:style-name="Ru1"><text:ruby-base><text:span text:style-name="T64">流</text:span></text:ruby-base><text:ruby-text>なが</text:ruby-text></text:ruby><text:span text:style-name="T64">れる</text:span> <text:s text:c="17"/>fluir</text:p>
          </table:table-cell>
          <table:table-cell table:style-name="Tabla429.D1" office:value-type="string">
            <text:p text:style-name="P138"/>
          </table:table-cell>
        </table:table-row>
        <table:table-row>
          <table:covered-table-cell/>
          <table:table-cell table:style-name="Tabla429.A1" office:value-type="string">
            <text:p text:style-name="P126">リュウ</text:p>
          </table:table-cell>
          <table:table-cell table:style-name="Tabla429.C2" office:value-type="string">
            <text:p text:style-name="P138"><text:ruby text:style-name="Ru1"><text:ruby-base><text:span text:style-name="T64">水</text:span></text:ruby-base><text:ruby-text>すい</text:ruby-text></text:ruby><text:ruby text:style-name="Ru1"><text:ruby-base><text:span text:style-name="T64">流</text:span></text:ruby-base><text:ruby-text>りゅう</text:ruby-text></text:ruby> corriente (agua)</text:p>
          </table:table-cell>
          <table:table-cell table:style-name="Tabla429.D2" office:value-type="string">
            <text:p text:style-name="P138"><text:ruby text:style-name="Ru1"><text:ruby-base><text:span text:style-name="T64">上</text:span></text:ruby-base><text:ruby-text>じょう</text:ruby-text></text:ruby><text:ruby text:style-name="Ru1"><text:ruby-base><text:span text:style-name="T64">流</text:span></text:ruby-base><text:ruby-text>りゅう</text:ruby-text></text:ruby> <text:s/>corriente arriba</text:p>
          </table:table-cell>
        </table:table-row>
      </table:table>
      <text:p text:style-name="P35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3" office:value-type="string">
            <text:p text:style-name="P120">作</text:p>
          </table:table-cell>
          <table:table-cell table:style-name="Tabla411.A1" office:value-type="string">
            <text:p text:style-name="P156">つく</text:p>
          </table:table-cell>
          <table:table-cell table:style-name="Tabla411.A1" office:value-type="string">
            <text:p text:style-name="P128"><text:ruby text:style-name="Ru1"><text:ruby-base>作</text:ruby-base><text:ruby-text>つく</text:ruby-text></text:ruby>る<text:span text:style-name="T2"> <text:s text:c="3"/>hacer, preparar</text:span></text:p>
          </table:table-cell>
          <table:table-cell table:style-name="Tabla411.D1" office:value-type="string">
            <text:p text:style-name="P138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57">サク</text:p>
          </table:table-cell>
          <table:table-cell table:style-name="Tabla411.C2" office:value-type="string">
            <text:p text:style-name="P140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140"><text:ruby text:style-name="Ru1"><text:ruby-base><text:span text:style-name="T64">作</text:span></text:ruby-base><text:ruby-text>さく</text:ruby-text></text:ruby><text:ruby text:style-name="Ru1"><text:ruby-base><text:span text:style-name="T64">物</text:span></text:ruby-base><text:ruby-text>もつ</text:ruby-text></text:ruby> <text:s text:c="16"/>cosecha</text:p>
          </table:table-cell>
        </table:table-row>
        <table:table-row>
          <table:covered-table-cell/>
          <table:table-cell table:style-name="Tabla411.B2" office:value-type="string">
            <text:p text:style-name="P157">サ</text:p>
          </table:table-cell>
          <table:table-cell table:style-name="Tabla411.C2" office:value-type="string">
            <text:p text:style-name="P140"><text:ruby text:style-name="Ru1"><text:ruby-base><text:span text:style-name="T64">動</text:span></text:ruby-base><text:ruby-text>どう</text:ruby-text></text:ruby><text:ruby text:style-name="Ru1"><text:ruby-base><text:span text:style-name="T64">作</text:span></text:ruby-base><text:ruby-text>さ</text:ruby-text></text:ruby> <text:s text:c="12"/>behaviour</text:p>
          </table:table-cell>
          <table:table-cell table:style-name="Tabla411.D2" office:value-type="string">
            <text:p text:style-name="P140"/>
          </table:table-cell>
        </table:table-row>
      </table:table>
      <text:p text:style-name="P69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120">調</text:p>
          </table:table-cell>
          <table:table-cell table:style-name="Tabla369.A1" office:value-type="string">
            <text:p text:style-name="P156">しら</text:p>
          </table:table-cell>
          <table:table-cell table:style-name="Tabla369.A1" office:value-type="string">
            <text:p text:style-name="P106"><text:ruby text:style-name="Ru1"><text:ruby-base><text:span text:style-name="T64">調</text:span></text:ruby-base><text:ruby-text>しら</text:ruby-text></text:ruby><text:span text:style-name="T64">べる</text:span> <text:s text:c="8"/>investigar</text:p>
          </table:table-cell>
          <table:table-cell table:style-name="Tabla369.D1" office:value-type="string">
            <text:p text:style-name="P138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56">チョウ</text:p>
          </table:table-cell>
          <table:table-cell table:style-name="Tabla369.B2" office:value-type="string">
            <text:p text:style-name="P106"><text:ruby text:style-name="Ru1"><text:ruby-base><text:span text:style-name="T64">体</text:span></text:ruby-base><text:ruby-text>たい</text:ruby-text></text:ruby><text:ruby text:style-name="Ru1"><text:ruby-base><text:span text:style-name="T64">調</text:span></text:ruby-base><text:ruby-text>ちょう</text:ruby-text></text:ruby> <text:s/>condición física</text:p>
          </table:table-cell>
          <table:table-cell table:style-name="Tabla369.D2" office:value-type="string">
            <text:p text:style-name="P138"/>
          </table:table-cell>
        </table:table-row>
      </table:table>
      <text:p text:style-name="P47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4" office:value-type="string">
            <text:p text:style-name="P120">通</text:p>
          </table:table-cell>
          <table:table-cell table:style-name="Tabla207.A1" office:value-type="string">
            <text:p text:style-name="P156">とお</text:p>
          </table:table-cell>
          <table:table-cell table:style-name="Tabla207.A1" office:value-type="string">
            <text:p text:style-name="P106"><text:ruby text:style-name="Ru1"><text:ruby-base><text:span text:style-name="T64">通</text:span></text:ruby-base><text:ruby-text>とお</text:ruby-text></text:ruby><text:span text:style-name="T64">る</text:span> <text:s text:c="14"/>ir y venir</text:p>
          </table:table-cell>
          <table:table-cell table:style-name="Tabla207.D1" office:value-type="string">
            <text:p text:style-name="P138"/>
          </table:table-cell>
        </table:table-row>
        <table:table-row>
          <table:covered-table-cell/>
          <table:table-cell table:style-name="Tabla207.B2" office:value-type="string">
            <text:p text:style-name="P156">どお</text:p>
          </table:table-cell>
          <table:table-cell table:style-name="Tabla207.B2" office:value-type="string">
            <text:p text:style-name="P138"><text:ruby text:style-name="Ru1"><text:ruby-base><text:span text:style-name="T64">大</text:span></text:ruby-base><text:ruby-text>おお</text:ruby-text></text:ruby><text:ruby text:style-name="Ru1"><text:ruby-base><text:span text:style-name="T12">通</text:span></text:ruby-base><text:ruby-text>どお</text:ruby-text></text:ruby><text:span text:style-name="T64">り</text:span> <text:s text:c="2"/>calle principal</text:p>
          </table:table-cell>
          <table:table-cell table:style-name="Tabla207.D2" office:value-type="string">
            <text:p text:style-name="P138"/>
          </table:table-cell>
        </table:table-row>
        <table:table-row>
          <table:covered-table-cell/>
          <table:table-cell table:style-name="Tabla207.B2" office:value-type="string">
            <text:p text:style-name="P156">かよ</text:p>
          </table:table-cell>
          <table:table-cell table:style-name="Tabla207.B2" office:value-type="string">
            <text:p text:style-name="P106"><text:ruby text:style-name="Ru1"><text:ruby-base><text:span text:style-name="T64">通</text:span></text:ruby-base><text:ruby-text>かよ</text:ruby-text></text:ruby><text:span text:style-name="T64">う</text:span> <text:s text:c="3"/></text:p>
            <text:p text:style-name="P106"><text:s text:c="4"/>“ir y venir del trabajo”</text:p>
          </table:table-cell>
          <table:table-cell table:style-name="Tabla207.D2" office:value-type="string">
            <text:p text:style-name="P138"/>
          </table:table-cell>
        </table:table-row>
        <table:table-row>
          <table:covered-table-cell/>
          <table:table-cell table:style-name="Tabla207.B2" office:value-type="string">
            <text:p text:style-name="P157">ツウ</text:p>
          </table:table-cell>
          <table:table-cell table:style-name="Tabla207.B2" office:value-type="string">
            <text:p text:style-name="P140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8"/>tráfico</text:p>
          </table:table-cell>
          <table:table-cell table:style-name="Tabla207.D4" office:value-type="string">
            <text:p text:style-name="P172"><text:ruby text:style-name="Ru1"><text:ruby-base><text:span text:style-name="T41">通</text:span></text:ruby-base><text:ruby-text>つう</text:ruby-text></text:ruby><text:ruby text:style-name="Ru1"><text:ruby-base><text:span text:style-name="T41">学</text:span></text:ruby-base><text:ruby-text>がく</text:ruby-text></text:ruby><text:span text:style-name="T35"> </text:span></text:p>
            <text:p text:style-name="P140"><text:s/>“ir y venir de la escuela”</text:p>
          </table:table-cell>
        </table:table-row>
      </table:table>
      <text:p text:style-name="P4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120">投</text:p>
          </table:table-cell>
          <table:table-cell table:style-name="Tabla378.A1" office:value-type="string">
            <text:p text:style-name="P156">な</text:p>
          </table:table-cell>
          <table:table-cell table:style-name="Tabla378.A1" office:value-type="string">
            <text:p text:style-name="P106"><text:ruby text:style-name="Ru1"><text:ruby-base><text:span text:style-name="T64">投</text:span></text:ruby-base><text:ruby-text>な</text:ruby-text></text:ruby><text:span text:style-name="T64">げる</text:span> <text:s text:c="16"/></text:p>
            <text:p text:style-name="P106"><text:s text:c="10"/>lanzar (un objeto)</text:p>
          </table:table-cell>
          <table:table-cell table:style-name="Tabla378.D1" office:value-type="string">
            <text:p text:style-name="P138"/>
          </table:table-cell>
        </table:table-row>
      </table:table>
      <text:p text:style-name="P4"><text:soft-page-break/></text:p>
      <text:p text:style-name="P4"/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121">立</text:p>
          </table:table-cell>
          <table:table-cell table:style-name="Tabla2.A1" table:number-rows-spanned="2" office:value-type="string">
            <text:p text:style-name="P126">た</text:p>
          </table:table-cell>
          <table:table-cell table:style-name="Tabla2.C1" office:value-type="string">
            <text:p text:style-name="P106"><text:ruby text:style-name="Ru1"><text:ruby-base><text:span text:style-name="T64">立</text:span></text:ruby-base><text:ruby-text>た</text:ruby-text></text:ruby><text:span text:style-name="T64">てる</text:span> <text:s text:c="11"/>levantar</text:p>
          </table:table-cell>
          <table:table-cell table:style-name="Tabla2.D1" office:value-type="string">
            <text:p text:style-name="P106"><text:ruby text:style-name="Ru1"><text:ruby-base><text:span text:style-name="T64">立</text:span></text:ruby-base><text:ruby-text>た</text:ruby-text></text:ruby><text:span text:style-name="T64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106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106"><text:s text:c="21"/>levantarse</text:p>
          </table:table-cell>
          <table:table-cell table:style-name="Tabla2.D2" office:value-type="string">
            <text:p text:style-name="P106"/>
          </table:table-cell>
        </table:table-row>
        <table:table-row table:style-name="Tabla2.1">
          <table:covered-table-cell/>
          <table:table-cell table:style-name="Tabla2.B3" office:value-type="string">
            <text:p text:style-name="P180">リツ</text:p>
          </table:table-cell>
          <table:table-cell table:style-name="Tabla2.C2" office:value-type="string">
            <text:p text:style-name="P182"><text:ruby text:style-name="Ru1"><text:ruby-base><text:span text:style-name="T86">公</text:span></text:ruby-base><text:ruby-text>こう</text:ruby-text></text:ruby><text:ruby text:style-name="Ru1"><text:ruby-base><text:span text:style-name="T86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82"><text:span text:style-name="T66">し</text:span><text:ruby text:style-name="Ru1"><text:ruby-base><text:span text:style-name="T66">立</text:span></text:ruby-base><text:ruby-text>りつ</text:ruby-text></text:ruby> <text:s text:c="17"/>privado</text:p>
          </table:table-cell>
        </table:table-row>
      </table:table>
      <text:p text:style-name="P6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15">見</text:p>
          </table:table-cell>
          <table:table-cell table:style-name="Tabla98.A1" table:number-rows-spanned="2" office:value-type="string">
            <text:p text:style-name="P126">み</text:p>
          </table:table-cell>
          <table:table-cell table:style-name="Tabla98.C1" office:value-type="string">
            <text:p text:style-name="P106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8.D1" office:value-type="string">
            <text:p text:style-name="P137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106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8.D2" office:value-type="string">
            <text:p text:style-name="P106"/>
          </table:table-cell>
        </table:table-row>
        <table:table-row table:style-name="Tabla98.3">
          <table:covered-table-cell/>
          <table:table-cell table:style-name="Tabla98.B3" office:value-type="string">
            <text:p text:style-name="P126">ケン</text:p>
          </table:table-cell>
          <table:table-cell table:style-name="Tabla98.C2" office:value-type="string">
            <text:p text:style-name="P106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8.D2" office:value-type="string">
            <text:p text:style-name="P106"/>
          </table:table-cell>
        </table:table-row>
      </table:table>
      <text:p text:style-name="P67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120">生</text:p>
          </table:table-cell>
          <table:table-cell table:style-name="Tabla185.A1" office:value-type="string">
            <text:p text:style-name="P126">う </text:p>
          </table:table-cell>
          <table:table-cell table:style-name="Tabla185.C1" office:value-type="string">
            <text:p text:style-name="P106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185.D1" office:value-type="string">
            <text:p text:style-name="P106"/>
          </table:table-cell>
        </table:table-row>
        <table:table-row>
          <table:covered-table-cell/>
          <table:table-cell table:style-name="Tabla185.B2" office:value-type="string">
            <text:p text:style-name="P126">は</text:p>
          </table:table-cell>
          <table:table-cell table:style-name="Tabla185.C2" office:value-type="string">
            <text:p text:style-name="P106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185.D2" office:value-type="string">
            <text:p text:style-name="P106"/>
          </table:table-cell>
        </table:table-row>
        <table:table-row>
          <table:covered-table-cell/>
          <table:table-cell table:style-name="Tabla185.B2" office:value-type="string">
            <text:p text:style-name="P126">な</text:p>
            <text:p text:style-name="P126">ま</text:p>
          </table:table-cell>
          <table:table-cell table:style-name="Tabla185.C2" office:value-type="string">
            <text:p text:style-name="P106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185.D2" office:value-type="string">
            <text:p text:style-name="P106"/>
          </table:table-cell>
        </table:table-row>
        <table:table-row>
          <table:covered-table-cell/>
          <table:table-cell table:style-name="Tabla185.B2" office:value-type="string">
            <text:p text:style-name="P126">セイ</text:p>
          </table:table-cell>
          <table:table-cell table:style-name="Tabla185.C2" office:value-type="string">
            <text:p text:style-name="P106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 <text:s text:c="15"/>maestro</text:p>
          </table:table-cell>
          <table:table-cell table:style-name="Tabla185.D2" office:value-type="string">
            <text:p text:style-name="P106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7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120">止</text:p>
          </table:table-cell>
          <table:table-cell table:style-name="Tabla257.A1" office:value-type="string">
            <text:p text:style-name="P156">と</text:p>
          </table:table-cell>
          <table:table-cell table:style-name="Tabla257.A1" office:value-type="string">
            <text:p text:style-name="P128"><text:ruby text:style-name="Ru1"><text:ruby-base>止</text:ruby-base><text:ruby-text>と</text:ruby-text></text:ruby>める <text:span text:style-name="T48"><text:s/>parar, aparcar</text:span></text:p>
          </table:table-cell>
          <table:table-cell table:style-name="Tabla257.D1" office:value-type="string">
            <text:p text:style-name="P138"><text:ruby text:style-name="Ru1"><text:ruby-base><text:span text:style-name="T64">止</text:span></text:ruby-base><text:ruby-text>と</text:ruby-text></text:ruby><text:span text:style-name="T64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56">ど</text:p>
          </table:table-cell>
          <table:table-cell table:style-name="Tabla257.B2" office:value-type="string">
            <text:p text:style-name="P106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12">止</text:span></text:ruby-base><text:ruby-text>ど</text:ruby-text></text:ruby><text:span text:style-name="T64">まる</text:span> <text:s text:c="3"/>detener</text:p>
          </table:table-cell>
          <table:table-cell table:style-name="Tabla257.D2" office:value-type="string">
            <text:p text:style-name="P138"/>
          </table:table-cell>
        </table:table-row>
        <table:table-row>
          <table:covered-table-cell/>
          <table:table-cell table:style-name="Tabla257.B2" office:value-type="string">
            <text:p text:style-name="P157">シ</text:p>
          </table:table-cell>
          <table:table-cell table:style-name="Tabla257.C3" office:value-type="string">
            <text:p text:style-name="P140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257.D3" office:value-type="string">
            <text:p text:style-name="P172">　 <text:s text:c="5"/></text:p>
          </table:table-cell>
        </table:table-row>
      </table:table>
      <text:p text:style-name="P1"/>
      <text:p text:style-name="P1"/>
      <text:p text:style-name="P1"/>
      <text:p text:style-name="P1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120">考</text:p>
          </table:table-cell>
          <table:table-cell table:style-name="Tabla366.A1" office:value-type="string">
            <text:p text:style-name="P156">かんが</text:p>
          </table:table-cell>
          <table:table-cell table:style-name="Tabla366.A1" office:value-type="string">
            <text:p text:style-name="P106"><text:ruby text:style-name="Ru1"><text:ruby-base><text:span text:style-name="T64">考</text:span></text:ruby-base><text:ruby-text>かんが</text:ruby-text></text:ruby><text:span text:style-name="T64">える</text:span> </text:p>
            <text:p text:style-name="P106"><text:s text:c="8"/>pensar, reflexionar</text:p>
          </table:table-cell>
          <table:table-cell table:style-name="Tabla366.D1" office:value-type="string">
            <text:p text:style-name="P138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57">コウ</text:p>
          </table:table-cell>
          <table:table-cell table:style-name="Tabla366.C2" office:value-type="string">
            <text:p text:style-name="P140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72">　 <text:s text:c="4"/></text:p>
          </table:table-cell>
        </table:table-row>
      </table:table>
      <text:p text:style-name="P4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120">追</text:p>
          </table:table-cell>
          <table:table-cell table:style-name="Tabla371.A1" office:value-type="string">
            <text:p text:style-name="P156">お</text:p>
          </table:table-cell>
          <table:table-cell table:style-name="Tabla371.A1" office:value-type="string">
            <text:p text:style-name="P106"><text:ruby text:style-name="Ru1"><text:ruby-base><text:span text:style-name="T64">追</text:span></text:ruby-base><text:ruby-text>お</text:ruby-text></text:ruby><text:span text:style-name="T64">いかける</text:span> </text:p>
            <text:p text:style-name="P106"><text:s text:c="3"/>perseguir brevemente</text:p>
          </table:table-cell>
          <table:table-cell table:style-name="Tabla371.D1" office:value-type="string">
            <text:p text:style-name="P138"><text:s text:c="10"/></text:p>
          </table:table-cell>
        </table:table-row>
      </table:table>
      <text:p text:style-name="P67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120">受</text:p>
          </table:table-cell>
          <table:table-cell table:style-name="Tabla252.A1" office:value-type="string">
            <text:p text:style-name="P156">う</text:p>
          </table:table-cell>
          <table:table-cell table:style-name="Tabla252.A1" office:value-type="string">
            <text:p text:style-name="P106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138"/>
          </table:table-cell>
        </table:table-row>
        <table:table-row>
          <table:covered-table-cell/>
          <table:table-cell table:style-name="Tabla252.B2" office:value-type="string">
            <text:p text:style-name="P157">うけ</text:p>
          </table:table-cell>
          <table:table-cell table:style-name="Tabla252.C2" office:value-type="string">
            <text:p text:style-name="P140"><text:ruby text:style-name="Ru1"><text:ruby-base><text:span text:style-name="T64">受</text:span></text:ruby-base><text:ruby-text>うけ</text:ruby-text></text:ruby><text:span text:style-name="T64">つけ</text:span> <text:s text:c="8"/>recepción</text:p>
          </table:table-cell>
          <table:table-cell table:style-name="Tabla252.D2" office:value-type="string">
            <text:p text:style-name="P172">　 <text:s text:c="5"/></text:p>
          </table:table-cell>
        </table:table-row>
      </table:table>
      <text:p text:style-name="P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2" office:value-type="string">
            <text:p text:style-name="P120">帰</text:p>
          </table:table-cell>
          <table:table-cell table:style-name="Tabla186.A1" office:value-type="string">
            <text:p text:style-name="P156">かえ</text:p>
          </table:table-cell>
          <table:table-cell table:style-name="Tabla186.A1" office:value-type="string">
            <text:p text:style-name="P106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6.D1" office:value-type="string">
            <text:p text:style-name="P138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138"><text:s text:c="9"/>camino de regreso</text:p>
          </table:table-cell>
        </table:table-row>
        <table:table-row>
          <table:covered-table-cell/>
          <table:table-cell table:style-name="Tabla186.B2" office:value-type="string">
            <text:p text:style-name="P157">キ</text:p>
          </table:table-cell>
          <table:table-cell table:style-name="Tabla186.B2" office:value-type="string">
            <text:p text:style-name="P140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6.D2" office:value-type="string">
            <text:p text:style-name="P188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88"><text:s text:c="8"/>“volver a tu ciudad”</text:p>
          </table:table-cell>
        </table:table-row>
      </table:table>
      <text:p text:style-name="P67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15">配</text:p>
          </table:table-cell>
          <table:table-cell table:style-name="Tabla387.A1" office:value-type="string">
            <text:p text:style-name="P126">くば</text:p>
          </table:table-cell>
          <table:table-cell table:style-name="Tabla387.C1" office:value-type="string">
            <text:p text:style-name="P110"><text:ruby text:style-name="Ru1"><text:ruby-base><text:span text:style-name="T64">配</text:span></text:ruby-base><text:ruby-text>くば</text:ruby-text></text:ruby><text:span text:style-name="T64">る</text:span> <text:s text:c="17"/>repartir</text:p>
            <text:p text:style-name="P110"><text:s text:c="9"/>(cosas pequeñas)</text:p>
          </table:table-cell>
          <table:table-cell table:style-name="Tabla387.D1" office:value-type="string">
            <text:p text:style-name="P110"/>
          </table:table-cell>
        </table:table-row>
        <table:table-row>
          <table:covered-table-cell/>
          <table:table-cell table:style-name="Tabla387.B2" office:value-type="string">
            <text:p text:style-name="P126">パイ</text:p>
          </table:table-cell>
          <table:table-cell table:style-name="Tabla387.C2" office:value-type="string">
            <text:p text:style-name="P142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110"/>
          </table:table-cell>
        </table:table-row>
      </table:table>
      <text:p text:style-name="P189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office:value-type="string">
            <text:p text:style-name="P120">答</text:p>
          </table:table-cell>
          <table:table-cell table:style-name="Tabla107.A1" office:value-type="string">
            <text:p text:style-name="P156">こた</text:p>
          </table:table-cell>
          <table:table-cell table:style-name="Tabla107.A1" office:value-type="string">
            <text:p text:style-name="P138"><text:ruby text:style-name="Ru1"><text:ruby-base><text:span text:style-name="T64">答</text:span></text:ruby-base><text:ruby-text>こた</text:ruby-text></text:ruby><text:span text:style-name="T64">える</text:span> <text:s text:c="8"/>responder</text:p>
          </table:table-cell>
          <table:table-cell table:style-name="Tabla107.D1" office:value-type="string">
            <text:p text:style-name="P138"><text:ruby text:style-name="Ru1"><text:ruby-base><text:span text:style-name="T64">答</text:span></text:ruby-base><text:ruby-text>こた</text:ruby-text></text:ruby><text:span text:style-name="T64">え</text:span> <text:s text:c="14"/>respuesta</text:p>
          </table:table-cell>
        </table:table-row>
      </table:table>
      <text:p text:style-name="P67"/>
      <text:p text:style-name="P67"><text:soft-page-break/></text:p>
      <text:p text:style-name="P67"/>
      <text:p text:style-name="P67"/>
      <text:p text:style-name="P67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3" office:value-type="string">
            <text:p text:style-name="P120">知</text:p>
          </table:table-cell>
          <table:table-cell table:style-name="Tabla188.A1" table:number-rows-spanned="2" office:value-type="string">
            <text:p text:style-name="P156">し</text:p>
          </table:table-cell>
          <table:table-cell table:style-name="Tabla188.A1" office:value-type="string">
            <text:p text:style-name="P128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88.D1" office:value-type="string">
            <text:p text:style-name="P138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138"><text:s text:c="18"/>conocimiento</text:p>
          </table:table-cell>
        </table:table-row>
        <table:table-row>
          <table:covered-table-cell/>
          <table:covered-table-cell/>
          <table:table-cell table:style-name="Tabla188.C2" office:value-type="string">
            <text:p text:style-name="P164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88.D2" office:value-type="string">
            <text:p text:style-name="P140"/>
          </table:table-cell>
        </table:table-row>
        <table:table-row>
          <table:covered-table-cell/>
          <table:table-cell table:style-name="Tabla188.B3" office:value-type="string">
            <text:p text:style-name="P18">チ</text:p>
          </table:table-cell>
          <table:table-cell table:style-name="Tabla188.C2" office:value-type="string">
            <text:p text:style-name="P164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140"><text:s text:c="9"/>persona conocida</text:p>
          </table:table-cell>
          <table:table-cell table:style-name="Tabla188.D2" office:value-type="string">
            <text:p text:style-name="P140"/>
          </table:table-cell>
        </table:table-row>
      </table:table>
      <text:p text:style-name="P1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4" office:value-type="string">
            <text:p text:style-name="P15">出</text:p>
          </table:table-cell>
          <table:table-cell table:style-name="Tabla189.A1" table:number-rows-spanned="2" office:value-type="string">
            <text:p text:style-name="P126">で</text:p>
          </table:table-cell>
          <table:table-cell table:style-name="Tabla189.A1" office:value-type="string">
            <text:p text:style-name="P110"><text:ruby text:style-name="Ru1"><text:ruby-base><text:span text:style-name="T64">出</text:span></text:ruby-base><text:ruby-text>で</text:ruby-text></text:ruby><text:span text:style-name="T64">る</text:span> <text:s text:c="22"/>salir</text:p>
          </table:table-cell>
          <table:table-cell table:style-name="Tabla189.D1" office:value-type="string">
            <text:p text:style-name="P129"><text:ruby text:style-name="Ru1"><text:ruby-base>出</text:ruby-base><text:ruby-text>で</text:ruby-text></text:ruby>かける<text:span text:style-name="T2"> </text:span></text:p>
            <text:p text:style-name="P110"><text:s text:c="13"/>salir de un lugar</text:p>
          </table:table-cell>
        </table:table-row>
        <table:table-row>
          <table:covered-table-cell/>
          <table:covered-table-cell/>
          <table:table-cell table:style-name="Tabla189.C2" office:value-type="string">
            <text:p text:style-name="P110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9"/>salida</text:p>
          </table:table-cell>
          <table:table-cell table:style-name="Tabla189.D2" office:value-type="string">
            <text:p text:style-name="P110"/>
          </table:table-cell>
        </table:table-row>
        <table:table-row>
          <table:covered-table-cell/>
          <table:table-cell table:style-name="Tabla189.C2" office:value-type="string">
            <text:p text:style-name="P126">だ</text:p>
          </table:table-cell>
          <table:table-cell table:style-name="Tabla189.C3" office:value-type="string">
            <text:p text:style-name="P110"><text:ruby text:style-name="Ru1"><text:ruby-base><text:span text:style-name="T64">出</text:span></text:ruby-base><text:ruby-text>だ</text:ruby-text></text:ruby><text:span text:style-name="T64">す</text:span> <text:s text:c="20"/>sacar</text:p>
          </table:table-cell>
          <table:table-cell table:style-name="Tabla189.D2" office:value-type="string">
            <text:p text:style-name="P106"/>
          </table:table-cell>
        </table:table-row>
        <table:table-row>
          <table:covered-table-cell/>
          <table:table-cell table:style-name="Tabla189.C2" office:value-type="string">
            <text:p text:style-name="P126">シュツ</text:p>
          </table:table-cell>
          <table:table-cell table:style-name="Tabla189.C3" office:value-type="string">
            <text:p text:style-name="P190"><text:ruby text:style-name="Ru1"><text:ruby-base><text:span text:style-name="T45">出</text:span></text:ruby-base><text:ruby-text>しゅつ</text:ruby-text></text:ruby><text:ruby text:style-name="Ru1"><text:ruby-base><text:span text:style-name="T45">場</text:span></text:ruby-base><text:ruby-text>じょう</text:ruby-text></text:ruby> <text:s text:c="4"/><text:span text:style-name="T6">performance</text:span></text:p>
          </table:table-cell>
          <table:table-cell table:style-name="Tabla189.D2" office:value-type="string">
            <text:p text:style-name="P190"><text:ruby text:style-name="Ru1"><text:ruby-base><text:span text:style-name="T45">外</text:span></text:ruby-base><text:ruby-text>がい</text:ruby-text></text:ruby><text:ruby text:style-name="Ru1"><text:ruby-base><text:span text:style-name="T45">出</text:span></text:ruby-base><text:ruby-text>しゅつ</text:ruby-text></text:ruby> <text:s text:c="5"/>(salir de viaje)</text:p>
          </table:table-cell>
        </table:table-row>
      </table:table>
      <text:p text:style-name="P2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120">助</text:p>
          </table:table-cell>
          <table:table-cell table:style-name="Tabla293.A1" office:value-type="string">
            <text:p text:style-name="P156">たす</text:p>
          </table:table-cell>
          <table:table-cell table:style-name="Tabla293.A1" office:value-type="string">
            <text:p text:style-name="P106"><text:ruby text:style-name="Ru1"><text:ruby-base><text:span text:style-name="T64">助</text:span></text:ruby-base><text:ruby-text>たす</text:ruby-text></text:ruby><text:span text:style-name="T64">ける</text:span> <text:s text:c="14"/>salvar</text:p>
          </table:table-cell>
          <table:table-cell table:style-name="Tabla293.D1" office:value-type="string">
            <text:p text:style-name="P138"><text:ruby text:style-name="Ru1"><text:ruby-base><text:span text:style-name="T64">助</text:span></text:ruby-base><text:ruby-text>たす</text:ruby-text></text:ruby><text:span text:style-name="T64">かる</text:span> <text:s text:c="7"/>ser salvado</text:p>
          </table:table-cell>
        </table:table-row>
        <table:table-row>
          <table:covered-table-cell/>
          <table:table-cell table:style-name="Tabla293.B2" office:value-type="string">
            <text:p text:style-name="P156">ジョ</text:p>
          </table:table-cell>
          <table:table-cell table:style-name="Tabla293.B2" office:value-type="string">
            <text:p text:style-name="P106"><text:ruby text:style-name="Ru1"><text:ruby-base><text:span text:style-name="T64">助</text:span></text:ruby-base><text:ruby-text>じょ</text:ruby-text></text:ruby><text:ruby text:style-name="Ru1"><text:ruby-base><text:span text:style-name="T64">手</text:span></text:ruby-base><text:ruby-text>しゅ</text:ruby-text></text:ruby> <text:s text:c="13"/>asistente</text:p>
          </table:table-cell>
          <table:table-cell table:style-name="Tabla293.D2" office:value-type="string">
            <text:p text:style-name="P106"><text:ruby text:style-name="Ru1"><text:ruby-base><text:span text:style-name="T64">助</text:span></text:ruby-base><text:ruby-text>じょ</text:ruby-text></text:ruby><text:ruby text:style-name="Ru1"><text:ruby-base><text:span text:style-name="T64">手</text:span></text:ruby-base><text:ruby-text>しゅ</text:ruby-text></text:ruby><text:span text:style-name="T64">せき</text:span> <text:s text:c="4"/></text:p>
            <text:p text:style-name="P106"><text:s text:c="8"/>asiento del copiloto</text:p>
          </table:table-cell>
        </table:table-row>
      </table:table>
      <text:p text:style-name="P6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120">有</text:p>
          </table:table-cell>
          <table:table-cell table:style-name="Tabla210.A1" office:value-type="string">
            <text:p text:style-name="P156">あ</text:p>
          </table:table-cell>
          <table:table-cell table:style-name="Tabla210.A1" office:value-type="string">
            <text:p text:style-name="P106"><text:ruby text:style-name="Ru1"><text:ruby-base><text:span text:style-name="T64">有</text:span></text:ruby-base><text:ruby-text>あ</text:ruby-text></text:ruby><text:span text:style-name="T64">る</text:span> <text:s text:c="2"/>ser, tener, existir</text:p>
          </table:table-cell>
          <table:table-cell table:style-name="Tabla210.D1" office:value-type="string">
            <text:p text:style-name="P138"/>
          </table:table-cell>
        </table:table-row>
        <table:table-row>
          <table:covered-table-cell/>
          <table:table-cell table:style-name="Tabla210.B2" office:value-type="string">
            <text:p text:style-name="P156">ユウ</text:p>
          </table:table-cell>
          <table:table-cell table:style-name="Tabla210.B2" office:value-type="string">
            <text:p text:style-name="P106"><text:ruby text:style-name="Ru1"><text:ruby-base><text:span text:style-name="T64">有</text:span></text:ruby-base><text:ruby-text>ゆう</text:ruby-text></text:ruby><text:ruby text:style-name="Ru1"><text:ruby-base><text:span text:style-name="T64">名</text:span></text:ruby-base><text:ruby-text>めい</text:ruby-text></text:ruby><text:span text:style-name="T64">な</text:span> <text:s text:c="12"/>famoso</text:p>
          </table:table-cell>
          <table:table-cell table:style-name="Tabla210.D2" office:value-type="string">
            <text:p text:style-name="P138"><text:ruby text:style-name="Ru1"><text:ruby-base><text:span text:style-name="T64">所</text:span></text:ruby-base><text:ruby-text>しょ</text:ruby-text></text:ruby><text:ruby text:style-name="Ru1"><text:ruby-base><text:span text:style-name="T64">有</text:span></text:ruby-base><text:ruby-text>ゆう</text:ruby-text></text:ruby> <text:s text:c="11"/>posesiones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120">乗</text:p>
          </table:table-cell>
          <table:table-cell table:style-name="Tabla216.A1" office:value-type="string">
            <text:p text:style-name="P156">の</text:p>
          </table:table-cell>
          <table:table-cell table:style-name="Tabla216.A1" office:value-type="string">
            <text:p text:style-name="P106"><text:ruby text:style-name="Ru1"><text:ruby-base><text:span text:style-name="T64">乗</text:span></text:ruby-base><text:ruby-text>の</text:ruby-text></text:ruby><text:span text:style-name="T64">る</text:span> <text:s/></text:p>
            <text:p text:style-name="P106"><text:s text:c="5"/>subir a un transporte</text:p>
          </table:table-cell>
          <table:table-cell table:style-name="Tabla216.D1" office:value-type="string">
            <text:p text:style-name="P138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138"><text:s text:c="10"/>andén, plataforma</text:p>
          </table:table-cell>
        </table:table-row>
        <table:table-row>
          <table:covered-table-cell/>
          <table:table-cell table:style-name="Tabla216.B2" office:value-type="string">
            <text:p text:style-name="P156">ジョウ</text:p>
          </table:table-cell>
          <table:table-cell table:style-name="Tabla216.B2" office:value-type="string">
            <text:p text:style-name="P106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16.D2" office:value-type="string">
            <text:p text:style-name="P138"/>
          </table:table-cell>
        </table:table-row>
      </table:table>
      <text:p text:style-name="P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table:number-rows-spanned="2" office:value-type="string">
            <text:p text:style-name="P120">終</text:p>
          </table:table-cell>
          <table:table-cell table:style-name="Tabla237.A1" office:value-type="string">
            <text:p text:style-name="P156">お</text:p>
          </table:table-cell>
          <table:table-cell table:style-name="Tabla237.A1" office:value-type="string">
            <text:p text:style-name="P106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37.D1" office:value-type="string">
            <text:p text:style-name="P138"/>
          </table:table-cell>
        </table:table-row>
        <table:table-row>
          <table:covered-table-cell/>
          <table:table-cell table:style-name="Tabla237.B2" office:value-type="string">
            <text:p text:style-name="P157">シュウ</text:p>
          </table:table-cell>
          <table:table-cell table:style-name="Tabla237.B2" office:value-type="string">
            <text:p text:style-name="P140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37.D2" office:value-type="string">
            <text:p text:style-name="P188"/>
          </table:table-cell>
        </table:table-row>
      </table:table>
      <text:p text:style-name="P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120">植</text:p>
          </table:table-cell>
          <table:table-cell table:style-name="Tabla178.A1" office:value-type="string">
            <text:p text:style-name="P156">う</text:p>
          </table:table-cell>
          <table:table-cell table:style-name="Tabla178.A1" office:value-type="string">
            <text:p text:style-name="P106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178.D1" office:value-type="string">
            <text:p text:style-name="P138"><text:s text:c="10"/></text:p>
          </table:table-cell>
        </table:table-row>
        <table:table-row>
          <table:covered-table-cell/>
          <table:table-cell table:style-name="Tabla178.B2" office:value-type="string">
            <text:p text:style-name="P156">ショク</text:p>
          </table:table-cell>
          <table:table-cell table:style-name="Tabla178.B2" office:value-type="string">
            <text:p text:style-name="P106"><text:ruby text:style-name="Ru1"><text:ruby-base><text:span text:style-name="T64">植</text:span></text:ruby-base><text:ruby-text>しょく</text:ruby-text></text:ruby><text:ruby text:style-name="Ru1"><text:ruby-base><text:span text:style-name="T64">物</text:span></text:ruby-base><text:ruby-text>ぶつ</text:ruby-text></text:ruby> <text:s text:c="2"/></text:p>
            <text:p text:style-name="P106"><text:s text:c="9"/>plantas, vegetales</text:p>
          </table:table-cell>
          <table:table-cell table:style-name="Tabla178.D2" office:value-type="string">
            <text:p text:style-name="P138"/>
          </table:table-cell>
        </table:table-row>
      </table:table>
      <text:p text:style-name="P1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office:value-type="string">
            <text:p text:style-name="P120">守</text:p>
          </table:table-cell>
          <table:table-cell table:style-name="Tabla214.A1" office:value-type="string">
            <text:p text:style-name="P156">まも</text:p>
          </table:table-cell>
          <table:table-cell table:style-name="Tabla214.A1" office:value-type="string">
            <text:p text:style-name="P106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14.D1" office:value-type="string">
            <text:p text:style-name="P138"><text:s text:c="10"/></text:p>
          </table:table-cell>
        </table:table-row>
      </table:table>
      <text:p text:style-name="P67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table:number-rows-spanned="3" office:value-type="string">
            <text:p text:style-name="P120">鳴</text:p>
          </table:table-cell>
          <table:table-cell table:style-name="Tabla272.A1" table:number-rows-spanned="2" office:value-type="string">
            <text:p text:style-name="P156">な</text:p>
          </table:table-cell>
          <table:table-cell table:style-name="Tabla272.A1" office:value-type="string">
            <text:p text:style-name="P106"><text:ruby text:style-name="Ru1"><text:ruby-base><text:span text:style-name="T64">鳴</text:span></text:ruby-base><text:ruby-text>な</text:ruby-text></text:ruby><text:span text:style-name="T64">る</text:span> <text:s text:c="19"/>sonar</text:p>
          </table:table-cell>
          <table:table-cell table:style-name="Tabla272.D1" office:value-type="string">
            <text:p text:style-name="P106"><text:ruby text:style-name="Ru1"><text:ruby-base><text:span text:style-name="T64">鳴</text:span></text:ruby-base><text:ruby-text>な</text:ruby-text></text:ruby><text:span text:style-name="T64">く</text:span> <text:s text:c="12"/>piar, ladrar</text:p>
          </table:table-cell>
        </table:table-row>
        <table:table-row>
          <table:covered-table-cell/>
          <table:covered-table-cell/>
          <table:table-cell table:style-name="Tabla272.C2" office:value-type="string">
            <text:p text:style-name="P138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7"/><text:span text:style-name="T4">lloro</text:span></text:p>
          </table:table-cell>
          <table:table-cell table:style-name="Tabla272.D2" office:value-type="string">
            <text:p text:style-name="P142"/>
          </table:table-cell>
        </table:table-row>
        <table:table-row>
          <table:covered-table-cell/>
          <table:table-cell table:style-name="Tabla272.C2" office:value-type="string">
            <text:p text:style-name="P157">メイ</text:p>
          </table:table-cell>
          <table:table-cell table:style-name="Tabla272.C3" office:value-type="string">
            <text:p text:style-name="P140"><text:ruby text:style-name="Ru1"><text:ruby-base><text:span text:style-name="T64">悲</text:span></text:ruby-base><text:ruby-text>ひ</text:ruby-text></text:ruby><text:ruby text:style-name="Ru1"><text:ruby-base><text:span text:style-name="T64">鳴</text:span></text:ruby-base><text:ruby-text>めい</text:ruby-text></text:ruby> <text:s text:c="21"/>grito</text:p>
          </table:table-cell>
          <table:table-cell table:style-name="Tabla272.D3" office:value-type="string">
            <text:p text:style-name="P172">　 <text:s text:c="4"/>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06"/>
      <text:p text:style-name="P10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4" office:value-type="string">
            <text:p text:style-name="P120">代</text:p>
          </table:table-cell>
          <table:table-cell table:style-name="Tabla301.A1" table:number-rows-spanned="2" office:value-type="string">
            <text:p text:style-name="P156">か</text:p>
          </table:table-cell>
          <table:table-cell table:style-name="Tabla301.A1" office:value-type="string">
            <text:p text:style-name="P106"><text:ruby text:style-name="Ru1"><text:ruby-base><text:span text:style-name="T64">代</text:span></text:ruby-base><text:ruby-text>か</text:ruby-text></text:ruby><text:span text:style-name="T64">える</text:span> <text:s text:c="11"/>sustituir</text:p>
          </table:table-cell>
          <table:table-cell table:style-name="Tabla301.D1" office:value-type="string">
            <text:p text:style-name="P106"><text:ruby text:style-name="Ru1"><text:ruby-base><text:span text:style-name="T64">代</text:span></text:ruby-base><text:ruby-text>か</text:ruby-text></text:ruby><text:span text:style-name="T64">わる</text:span> <text:s text:c="4"/>ser sustituido</text:p>
          </table:table-cell>
        </table:table-row>
        <table:table-row>
          <table:covered-table-cell/>
          <table:covered-table-cell/>
          <table:table-cell table:style-name="Tabla301.C2" office:value-type="string">
            <text:p text:style-name="P106"><text:ruby text:style-name="Ru1"><text:ruby-base><text:span text:style-name="T64">代</text:span></text:ruby-base><text:ruby-text>か</text:ruby-text></text:ruby><text:span text:style-name="T64">わり</text:span> <text:s text:c="10"/>sustituto</text:p>
          </table:table-cell>
          <table:table-cell table:style-name="Tabla301.D2" office:value-type="string">
            <text:p text:style-name="P106"/>
          </table:table-cell>
        </table:table-row>
        <table:table-row>
          <table:covered-table-cell/>
          <table:table-cell table:style-name="Tabla301.C2" office:value-type="string">
            <text:p text:style-name="P156">タイ</text:p>
          </table:table-cell>
          <table:table-cell table:style-name="Tabla301.C2" office:value-type="string">
            <text:p text:style-name="P106"><text:ruby text:style-name="Ru1"><text:ruby-base><text:span text:style-name="T64">交</text:span></text:ruby-base><text:ruby-text>こう</text:ruby-text></text:ruby><text:ruby text:style-name="Ru1"><text:ruby-base><text:span text:style-name="T64">代</text:span></text:ruby-base><text:ruby-text>たい</text:ruby-text></text:ruby> <text:s text:c="11"/>¿?</text:p>
          </table:table-cell>
          <table:table-cell table:style-name="Tabla301.D2" office:value-type="string">
            <text:p text:style-name="P107"/>
          </table:table-cell>
        </table:table-row>
        <table:table-row>
          <table:covered-table-cell/>
          <table:table-cell table:style-name="Tabla301.C2" office:value-type="string">
            <text:p text:style-name="P156">ダイ</text:p>
          </table:table-cell>
          <table:table-cell table:style-name="Tabla301.C2" office:value-type="string">
            <text:p text:style-name="P106"><text:ruby text:style-name="Ru1"><text:ruby-base><text:span text:style-name="T64">時</text:span></text:ruby-base><text:ruby-text>じ</text:ruby-text></text:ruby><text:ruby text:style-name="Ru1"><text:ruby-base><text:span text:style-name="T64">代</text:span></text:ruby-base><text:ruby-text>だい</text:ruby-text></text:ruby> <text:s text:c="18"/>época</text:p>
          </table:table-cell>
          <table:table-cell table:style-name="Tabla301.D2" office:value-type="string">
            <text:p text:style-name="P107"><text:s/><text:ruby text:style-name="Ru1"><text:ruby-base><text:span text:style-name="T64">代</text:span></text:ruby-base><text:ruby-text>だい</text:ruby-text></text:ruby><text:ruby text:style-name="Ru1"><text:ruby-base><text:span text:style-name="T64">表</text:span></text:ruby-base><text:ruby-text>ひょう</text:ruby-text></text:ruby> <text:s text:c="3"/>representativo <text:s text:c="3"/></text:p>
          </table:table-cell>
        </table:table-row>
      </table:table>
      <text:p text:style-name="P141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120">用</text:p>
          </table:table-cell>
          <table:table-cell table:style-name="Tabla275.A1" office:value-type="string">
            <text:p text:style-name="P156">もち</text:p>
          </table:table-cell>
          <table:table-cell table:style-name="Tabla275.A1" office:value-type="string">
            <text:p text:style-name="P106"><text:ruby text:style-name="Ru1"><text:ruby-base><text:span text:style-name="T64">用</text:span></text:ruby-base><text:ruby-text>もち</text:ruby-text></text:ruby><text:span text:style-name="T64">いる</text:span> <text:s text:c="2"/></text:p>
            <text:p text:style-name="P106"><text:s text:c="14"/>utilizar (formal)</text:p>
          </table:table-cell>
          <table:table-cell table:style-name="Tabla275.D1" office:value-type="string">
            <text:p text:style-name="P138"/>
          </table:table-cell>
        </table:table-row>
        <table:table-row>
          <table:covered-table-cell/>
          <table:table-cell table:style-name="Tabla275.B2" office:value-type="string">
            <text:p text:style-name="P156">ヨウ</text:p>
          </table:table-cell>
          <table:table-cell table:style-name="Tabla275.B2" office:value-type="string">
            <text:p text:style-name="P106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 <text:s/>cosas que hacer</text:p>
          </table:table-cell>
          <table:table-cell table:style-name="Tabla275.D2" office:value-type="string">
            <text:p text:style-name="P138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 <text:s text:c="8"/>preocupación <text:s/></text:p>
          </table:table-cell>
        </table:table-row>
      </table:table>
      <text:p text:style-name="P213"><text:span text:style-name="T96">用意</text:span>(suru) preparar</text:p>
      <text:p text:style-name="P4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120">売</text:p>
          </table:table-cell>
          <table:table-cell table:style-name="Tabla341.A1" office:value-type="string">
            <text:p text:style-name="P156">う</text:p>
          </table:table-cell>
          <table:table-cell table:style-name="Tabla341.A1" office:value-type="string">
            <text:p text:style-name="P106"><text:ruby text:style-name="Ru1"><text:ruby-base><text:span text:style-name="T64">売</text:span></text:ruby-base><text:ruby-text>う</text:ruby-text></text:ruby><text:span text:style-name="T64">る</text:span> <text:s text:c="17"/>vender</text:p>
          </table:table-cell>
          <table:table-cell table:style-name="Tabla341.D1" office:value-type="string">
            <text:p text:style-name="P138"><text:s text:c="10"/></text:p>
          </table:table-cell>
        </table:table-row>
        <table:table-row>
          <table:covered-table-cell/>
          <table:table-cell table:style-name="Tabla341.B2" office:value-type="string">
            <text:p text:style-name="P157">バイ</text:p>
          </table:table-cell>
          <table:table-cell table:style-name="Tabla341.C2" office:value-type="string">
            <text:p text:style-name="P140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8"/>kiosko</text:p>
          </table:table-cell>
          <table:table-cell table:style-name="Tabla341.D2" office:value-type="string">
            <text:p text:style-name="P14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3</meta:editing-cycles>
    <meta:editing-duration>P11DT13H43M13S</meta:editing-duration>
    <dc:date>2014-03-24T23:44:23</dc:date>
    <meta:print-date>2014-03-17T23:59:17</meta:print-date>
    <dc:creator>manu tero</dc:creator>
    <meta:printed-by>manu tero</meta:printed-by>
    <meta:document-statistic meta:table-count="43" meta:image-count="0" meta:object-count="0" meta:page-count="5" meta:paragraph-count="305" meta:word-count="743" meta:character-count="3665"/>
  </office:meta>
</office:document-meta>
</file>